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13dbd3" officeooo:paragraph-rsid="0013dbd3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3dbd3" officeooo:paragraph-rsid="0013dbd3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580e4" officeooo:paragraph-rsid="001580e4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fae4" officeooo:paragraph-rsid="0016fae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fae4" officeooo:paragraph-rsid="001580e4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8b916" officeooo:paragraph-rsid="0018b91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08da" officeooo:paragraph-rsid="001a08d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b6e01" officeooo:paragraph-rsid="001b6e01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solid" style:text-underline-width="auto" style:text-underline-color="font-color" fo:font-weight="normal" officeooo:rsid="0013dbd3" officeooo:paragraph-rsid="0013dbd3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solid" style:text-underline-width="auto" style:text-underline-color="font-color" fo:font-weight="normal" officeooo:rsid="001a08da" officeooo:paragraph-rsid="0018b916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1580e4"/>
    </style:style>
    <style:style style:name="P12" style:family="paragraph" style:parent-style-name="Standard">
      <style:paragraph-properties fo:text-align="start" style:justify-single-word="false"/>
      <style:text-properties officeooo:paragraph-rsid="001a08da"/>
    </style:style>
    <style:style style:name="P13" style:family="paragraph" style:parent-style-name="Standard">
      <style:paragraph-properties fo:text-align="start" style:justify-single-word="false"/>
      <style:text-properties fo:color="#000000" style:font-name="Ubuntu" officeooo:rsid="001a08da" officeooo:paragraph-rsid="001a08da"/>
    </style:style>
    <style:style style:name="P14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4e99" officeooo:paragraph-rsid="001c4e99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ebc8" officeooo:paragraph-rsid="001cebc8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Ubuntu" officeooo:paragraph-rsid="001c4e99"/>
    </style:style>
    <style:style style:name="P17" style:family="paragraph" style:parent-style-name="Standard">
      <style:paragraph-properties style:line-height-at-least="0.503cm"/>
      <style:text-properties fo:color="#ffffff" style:font-name="Droid Sans Mono" fo:font-size="10.5pt" fo:font-weight="normal" fo:background-color="#002451"/>
    </style:style>
    <style:style style:name="P18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1c4e99" officeooo:paragraph-rsid="001a08da" style:font-style-asian="italic" style:font-style-complex="italic"/>
    </style:style>
    <style:style style:name="P19" style:family="paragraph" style:parent-style-name="Standard">
      <style:paragraph-properties fo:text-align="start" style:justify-single-word="false"/>
      <style:text-properties fo:color="#000000" style:font-name="Ubuntu" officeooo:rsid="001d9ab0" officeooo:paragraph-rsid="001d9ab0"/>
    </style:style>
    <style:style style:name="P20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ebc8" officeooo:paragraph-rsid="001e9b77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f4148" officeooo:paragraph-rsid="001f4148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117b1" officeooo:paragraph-rsid="002117b1" style:font-style-asian="normal" style:font-style-complex="normal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officeooo:rsid="001a08da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officeooo:rsid="001c4e99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officeooo:rsid="001f4148" style:font-style-asian="italic" style:font-style-complex="italic"/>
    </style:style>
    <style:style style:name="T5" style:family="text">
      <style:text-properties officeooo:rsid="001580e4"/>
    </style:style>
    <style:style style:name="T6" style:family="text">
      <style:text-properties officeooo:rsid="0016fae4"/>
    </style:style>
    <style:style style:name="T7" style:family="text">
      <style:text-properties style:font-name="Ubuntu" fo:font-size="12pt" fo:font-style="normal" style:text-underline-style="none" fo:font-weight="normal" officeooo:rsid="0016fae4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Ubuntu" fo:font-size="12pt" fo:font-style="normal" style:text-underline-style="none" fo:font-weight="normal" officeooo:rsid="001580e4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Ubuntu" fo:font-size="12pt" fo:font-style="normal" style:text-underline-style="none" fo:font-weight="normal" officeooo:rsid="001a08da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style:font-name="Ubuntu"/>
    </style:style>
    <style:style style:name="T11" style:family="text">
      <style:text-properties fo:color="#000000" style:font-name="Ubuntu" officeooo:rsid="001a08da"/>
    </style:style>
    <style:style style:name="T12" style:family="text">
      <style:text-properties fo:color="#ff9da4"/>
    </style:style>
    <style:style style:name="T13" style:family="text">
      <style:text-properties fo:color="#ff9da4" style:font-name="Droid Sans Mono" fo:font-size="10.5pt" fo:font-weight="normal" fo:background-color="#002451" loext:char-shading-value="0"/>
    </style:style>
    <style:style style:name="T14" style:family="text">
      <style:text-properties fo:color="#d1f1a9"/>
    </style:style>
    <style:style style:name="T15" style:family="text">
      <style:text-properties fo:color="#d1f1a9" style:font-name="Droid Sans Mono" fo:font-size="10.5pt" fo:font-weight="normal" fo:background-color="#002451" loext:char-shading-value="0"/>
    </style:style>
    <style:style style:name="T16" style:family="text">
      <style:text-properties fo:font-style="normal" style:text-underline-style="none" officeooo:rsid="001c4e99" style:font-style-asian="normal" style:font-style-complex="normal"/>
    </style:style>
    <style:style style:name="T17" style:family="text">
      <style:text-properties fo:font-style="normal" style:text-underline-style="none" officeooo:rsid="001cebc8" style:font-style-asian="normal" style:font-style-complex="normal"/>
    </style:style>
    <style:style style:name="T18" style:family="text">
      <style:text-properties officeooo:rsid="001d9ab0"/>
    </style:style>
    <style:style style:name="T19" style:family="text">
      <style:text-properties officeooo:rsid="001f41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techniques stage :</text:p>
      <text:p text:style-name="P1"/>
      <text:p text:style-name="P2"><text:tab/><text:span text:style-name="T1">Git :</text:span></text:p>
      <text:p text:style-name="P9"/>
      <text:p text:style-name="P2">1) git clone <text:span text:style-name="T6">&lt;</text:span>adresserepo<text:span text:style-name="T6">&gt;</text:span></text:p>
      <text:p text:style-name="P2"/>
      <text:p text:style-name="P2">Permet de cloner le dépôt qui se trouve en ligne dans le rep local actuel.</text:p>
      <text:p text:style-name="P2"/>
      <text:p text:style-name="P2">2) git checkout -b <text:span text:style-name="T6">&lt;</text:span>nombranche<text:span text:style-name="T6">&gt;</text:span></text:p>
      <text:p text:style-name="P2"/>
      <text:p text:style-name="P2">Permet de créer une branche et de s’y déplacer directement ( « git checkout nombranche» <text:s/>si la branche existe déjà)</text:p>
      <text:p text:style-name="P2"/>
      <text:p text:style-name="P4">3) git push -u origin &lt;nombranche&gt;</text:p>
      <text:p text:style-name="P4"/>
      <text:p text:style-name="P4">Permet d’envoyer une branche créée sur le dépôt distant</text:p>
      <text:p text:style-name="P4"/>
      <text:p text:style-name="P2"><text:span text:style-name="T6">4</text:span>) <text:span text:style-name="T5">git branch</text:span></text:p>
      <text:p text:style-name="P2"/>
      <text:p text:style-name="P3">Permet de voir les différentes branches existantes</text:p>
      <text:p text:style-name="P3"/>
      <text:p text:style-name="P11"><text:span text:style-name="T7">5</text:span><text:span text:style-name="T8">) git status</text:span></text:p>
      <text:p text:style-name="P3"/>
      <text:p text:style-name="P3">Permet de voir sur quelle branche on se trouve et l’état actuel des fichiers (en attente de add, commit, …)</text:p>
      <text:p text:style-name="P3"/>
      <text:p text:style-name="P11"><text:span text:style-name="T7">6</text:span><text:span text:style-name="T8">) <text:s/></text:span><text:span text:style-name="T7">git add &lt;fichiers&gt; (ou –all)</text:span></text:p>
      <text:p text:style-name="P5"/>
      <text:p text:style-name="P4">Prépare les fichiers à envoyer sur le dépôt distant</text:p>
      <text:p text:style-name="P4"/>
      <text:p text:style-name="P4">7) git commit -m « .. »</text:p>
      <text:p text:style-name="P4"/>
      <text:p text:style-name="P4">Envoi les fichiers entre le local et le dépôt distant, avec une description de ce qui a été fait entre guillemets</text:p>
      <text:p text:style-name="P4"/>
      <text:p text:style-name="P4">8) git push</text:p>
      <text:p text:style-name="P4"/>
      <text:p text:style-name="P4">Après avoir fait les 2 cmd précédentes, envoie sur le dépôt distant</text:p>
      <text:p text:style-name="P4"/>
      <text:p text:style-name="P6">9) git pull</text:p>
      <text:p text:style-name="P6"/>
      <text:p text:style-name="P6">Met à jour la branche actuelle avec la branche sur le dépôt distant (règle gnrle : le faire avant de commencer à travailler)</text:p>
      <text:p text:style-name="P6"/>
      <text:p text:style-name="P6">10) git revert HEAD~n</text:p>
      <text:p text:style-name="P6"/>
      <text:p text:style-name="P6">annule le n-ième dernier commit envoyé en distant (0 compte)</text:p>
      <text:p text:style-name="P6"/>
      <text:p text:style-name="P8">11) git merge nombranche</text:p>
      <text:p text:style-name="P8"/>
      <text:p text:style-name="P8">Après s’être placé sur la branche qu’on souhaite conserver (checkout), fusionne nombranche avec celle-ci.</text:p>
      <text:p text:style-name="P6"><text:soft-page-break/></text:p>
      <text:p text:style-name="P6"/>
      <text:p text:style-name="P6"/>
      <text:p text:style-name="P6"/>
      <text:p text:style-name="P6"/>
      <text:p text:style-name="P6"><text:tab/><text:tab/><text:span text:style-name="T2">Machine virtuelle (Ubuntu) :</text:span></text:p>
      <text:p text:style-name="P10"/>
      <text:p text:style-name="P7">Permet de lancer linux dans une fenêtre depuis windows, sans dual boot.</text:p>
      <text:p text:style-name="P10"/>
      <text:p text:style-name="P7">Se baser sur la vidéo : <text:a xlink:type="simple" xlink:href="https://www.youtube.com/watch?v=x5MhydijWmc" text:style-name="Internet_20_link" text:visited-style-name="Visited_20_Internet_20_Link">https://www.youtube.com/watch?v=x5MhydijWmc</text:a> (« How to Install Ubuntu 20.04 LTS on VirtualBox in Windows 10 »)</text:p>
      <text:p text:style-name="P7"/>
      <text:p text:style-name="P7">Pb rencontrés :</text:p>
      <text:p text:style-name="P7"/>
      <text:p text:style-name="P7">- Fenêtre non adaptée, installation qui charge à l’infini =&gt; supprimer la vm et réinstaller (<text:a xlink:type="simple" xlink:href="https://www.softwarehow.com/delete-virtual-machine-virtualbox/" text:style-name="Internet_20_link" text:visited-style-name="Visited_20_Internet_20_Link">https://www.softwarehow.com/delete-virtual-machine-virtualbox/</text:a> )</text:p>
      <text:p text:style-name="P7"/>
      <text:p text:style-name="P12"><text:span text:style-name="T9">- Avant d’utiliser « </text:span>sudo apt install build-essential dkms linux-headers-$(uname -r) <text:span text:style-name="T10">», </text:span><text:span text:style-name="T11">faire un « sudo apt update » « sudo apt upgrade » pour que tout soit à jour.</text:span></text:p>
      <text:p text:style-name="P13">Ne pas oublier le « s » de « headers »…</text:p>
      <text:p text:style-name="P13"/>
      <text:p text:style-name="P13"><text:tab/><text:span text:style-name="T3">Bootstrap :</text:span></text:p>
      <text:p text:style-name="P18"/>
      <text:p text:style-name="P14">Ensemble de fichier css, javascript,… préparé à l’avance et utilisable tel quel soit en téléchargeant l’ensemble ou en référençant un lien où ils sont stockés.</text:p>
      <text:p text:style-name="P14"/>
      <text:p text:style-name="P14">1) Version en ligne</text:p>
      <text:p text:style-name="P14"/>
      <text:p text:style-name="P16"><text:span text:style-name="T16">Mettre dans le &lt;head&gt;: - </text:span><text:span text:style-name="T13">&lt;meta name=</text:span><text:span text:style-name="T15">"viewport"</text:span><text:span text:style-name="T13"> content=</text:span><text:span text:style-name="T15">"width=device-width, initial-scale=1, shrink-to-fit=no"</text:span><text:span text:style-name="T13">&gt;</text:span></text:p>
      <text:p text:style-name="P14">=&gt; Fais en sorte que la page s’adapte automatiquement à la taille de l’écran (mobile, ordinateur).</text:p>
      <text:p text:style-name="P14"/>
      <text:p text:style-name="P16"><text:span text:style-name="T16">-</text:span><text:span text:style-name="T13">&lt;link rel=</text:span><text:span text:style-name="T15">"stylesheet"</text:span><text:span text:style-name="T13"> href=</text:span><text:span text:style-name="T15">"https://maxcdn.bootstrapcdn.com/bootstrap/4.0.0/css/bootstrap.min.css"</text:span><text:span text:style-name="T13"> integrity=</text:span><text:span text:style-name="T15">"sha384-Gn5384xqQ1aoWXA+058RXPxPg6fy4IWvTNh0E263XmFcJlSAwiGgFAW/dAiS6JXm"</text:span><text:span text:style-name="T13"> crossorigin=</text:span><text:span text:style-name="T15">"anonymous"</text:span><text:span text:style-name="T13">&gt;</text:span></text:p>
      <text:p text:style-name="P14">=&gt; Permet d’avoir accès aux fichiers css prêts.</text:p>
      <text:p text:style-name="P14"/>
      <text:p text:style-name="P16"><text:span text:style-name="T16">Mettre : - </text:span><text:span text:style-name="T17">dans le &lt;head&gt; : </text:span><text:span text:style-name="T13">&lt;script src=</text:span><text:span text:style-name="T15">"https://maxcdn.bootstrapcdn.com/bootstrap/4.0.0/js/bootstrap.min.js"</text:span><text:span text:style-name="T13"> integrity=</text:span><text:span text:style-name="T15">"sha384-JZR6Spejh4U02d8jOt6vLEHfe/JQGiRRSQQxSfFWpi1MquVdAyjUar5+76PVCmYl"</text:span><text:span text:style-name="T13"> crossorigin=</text:span><text:span text:style-name="T15">"anonymous"</text:span><text:span text:style-name="T13">&gt;&lt;/script&gt;</text:span></text:p>
      <text:p text:style-name="P16"><text:span text:style-name="T16">- </text:span><text:span text:style-name="T17">à la fin du &lt;body&gt; : </text:span><text:span text:style-name="T13">&lt;script src=</text:span><text:span text:style-name="T15">"https://code.jquery.com/jquery-3.2.1.slim.min.js"</text:span><text:span text:style-name="T13"> integrity=</text:span><text:span text:style-name="T15">"sha384-KJ3o2DKtIkvYIK3UENzmM7KCkRr/rE9/Qpg6aAZGJwFDMVNA/GpGFF93hXpG5KkN"</text:span><text:span text:style-name="T13"> crossorigin=</text:span><text:span text:style-name="T15">"anonymous"</text:span><text:span text:style-name="T13">&gt;&lt;/script&gt;</text:span></text:p>
      <text:p text:style-name="P17"><text:span text:style-name="T12">&lt;script src=</text:span><text:span text:style-name="T14">"https://cdnjs.cloudflare.com/ajax/libs/popper.js/1.12.9/umd/popper.min.js"</text:span><text:span text:style-name="T12"> integrity=</text:span><text:span text:style-name="T14">"sha384-ApNbgh9B+Y1QKtv3Rn7W3mgPxhU9K/ScQsAP7hUibX39j7fakFPskvXusvfa0b4Q"</text:span><text:span text:style-name="T12"> crossorigin=</text:span><text:span text:style-name="T14">"anonymous"</text:span><text:span text:style-name="T12">&gt;&lt;/script&gt;</text:span></text:p>
      <text:p text:style-name="P17"><text:span text:style-name="T12">&lt;script src=</text:span><text:span text:style-name="T14">"https://maxcdn.bootstrapcdn.com/bootstrap/4.0.0/js/bootstrap.min.js"</text:span><text:span text:style-name="T12"> integrity=</text:span><text:span text:style-name="T14">"sha384-JZR6Spejh4U02d8jOt6vLEHfe/JQGiRRSQQxSfFWpi1MquVdAyjUar5+76PVCmYl"</text:span><text:span text:style-name="T12"> crossorigin=</text:span><text:span text:style-name="T14">"anonymous"</text:span><text:span text:style-name="T12">&gt;&lt;/script&gt;</text:span></text:p>
      <text:p text:style-name="P15">=&gt; Permet d’avoir accès au javascript prêt</text:p>
      <text:p text:style-name="P15"><text:soft-page-break/>2) Version téléchargée</text:p>
      <text:p text:style-name="P15"/>
      <text:p text:style-name="P15">Même principe de fonctionnement mais <text:span text:style-name="T18">remplacer les liens par des chemins vers les fichiers.</text:span></text:p>
      <text:p text:style-name="P13"/>
      <text:p text:style-name="P19">(Pourquoi affichage différent?)</text:p>
      <text:p text:style-name="P19"/>
      <text:p text:style-name="P20">Utilisation : Utiliser la doc, copier coller les fonctions dont on a besoin, <text:span text:style-name="T19">mélanger classes pour avoir bon résultat (ex avec testaccordion.html, mélange accordéon/grid)</text:span></text:p>
      <text:p text:style-name="P20"/>
      <text:p text:style-name="P20"><text:tab/><text:span text:style-name="T4">NPM :</text:span></text:p>
      <text:p text:style-name="P20"><text:span text:style-name="T4"/></text:p>
      <text:p text:style-name="P21">En installant node js, s’installe automoatiquement. Permet d’installer des modules tels que bootstrap, node js, etc. S’utilise comme « sudo apt install… » =&gt; npm install …</text:p>
      <text:p text:style-name="P22">Privilégier installation par invit de cmd quand beaucoup de modules à install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3:03:33.473561703</meta:creation-date>
    <dc:date>2021-06-18T16:43:31.691864967</dc:date>
    <meta:editing-duration>PT1H34M32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3" meta:paragraph-count="50" meta:word-count="503" meta:character-count="3901" meta:non-whitespace-character-count="3441"/>
  </office:meta>
</office:document-meta>
</file>